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834b1e8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8505b70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8526955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84f0a6a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84d8d7b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8304b4b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834b6ed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834f118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8375212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paragraph-rsid="083ff1c0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841426f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paragraph-rsid="085353ee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paragraph-rsid="08557fad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paragraph-rsid="08454c47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paragraph-rsid="08496920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85735e0"/>
    </style:style>
    <style:style style:name="T1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2e5a21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304b4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17699fe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34f11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375212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3c027e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3ff1c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493df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normal" officeooo:rsid="085735e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bold" officeooo:rsid="08422ae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bold" officeooo:rsid="0849eba1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bold" officeooo:rsid="082e5a21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1" fo:font-size="9pt" fo:font-style="normal" style:text-underline-style="none" fo:font-weight="bold" officeooo:rsid="084f0a6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4" style:family="text">
      <style:text-properties fo:font-variant="normal" fo:text-transform="none" fo:color="#663300" style:text-line-through-style="none" style:text-line-through-type="none" style:font-name="DejaVu Sans1" fo:font-size="9pt" fo:font-style="normal" style:text-underline-style="none" fo:font-weight="bold" officeooo:rsid="0839150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5" style:family="text">
      <style:text-properties fo:font-variant="normal" fo:text-transform="none" fo:color="#663300" style:text-line-through-style="none" style:text-line-through-type="none" style:font-name="DejaVu Sans1" fo:font-size="9pt" fo:font-style="normal" style:text-underline-style="none" fo:font-weight="bold" officeooo:rsid="083d7d91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6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bold" officeooo:rsid="08422ae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7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bold" officeooo:rsid="08454c47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8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bold" officeooo:rsid="08490690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9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bold" officeooo:rsid="08493df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0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bold" officeooo:rsid="0849a712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1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bold" officeooo:rsid="08557fa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2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normal" officeooo:rsid="084f0a6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23" style:family="text">
      <style:text-properties fo:font-variant="normal" fo:text-transform="none" fo:color="#ff0000" style:text-line-through-style="none" style:text-line-through-type="none" style:font-name="DejaVu Sans1" fo:font-size="9pt" fo:font-style="normal" style:text-underline-style="none" fo:font-weight="normal" officeooo:rsid="0181bb8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4" style:family="text">
      <style:text-properties style:font-name="DejaVu Sans1" fo:font-size="9pt" style:font-size-asian="9pt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a xlink:type="simple" xlink:href="https://www.tutorialspoint.com/hbase/index.htm" text:style-name="Internet_20_link" text:visited-style-name="Visited_20_Internet_20_Link"><text:span text:style-name="Strong_20_Emphasis"><text:span text:style-name="T9">https://www.tutorialspoint.com/hbase/index.htm</text:span></text:span></text:a></text:p>
      <text:p text:style-name="P16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5-19T23:06:49.741619730</dc:date>
    <meta:editing-cycles>2445</meta:editing-cycles>
    <meta:editing-duration>P26DT18H51M25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6" meta:non-whitespace-character-count="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